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040037" officeooo:paragraph-rsid="00040037" style:font-weight-asian="bold" style:font-weight-complex="bold"/>
    </style:style>
    <style:style style:name="P2" style:family="paragraph" style:parent-style-name="Standard">
      <style:text-properties fo:font-weight="normal" officeooo:rsid="00040037" officeooo:paragraph-rsid="00040037" style:font-weight-asian="normal" style:font-weight-complex="normal"/>
    </style:style>
    <style:style style:name="P3" style:family="paragraph" style:parent-style-name="Standard">
      <style:text-properties fo:font-weight="normal" officeooo:rsid="0006c890" officeooo:paragraph-rsid="00086c8b" style:font-weight-asian="normal" style:font-weight-complex="normal"/>
    </style:style>
    <style:style style:name="P4" style:family="paragraph" style:parent-style-name="Standard">
      <style:text-properties fo:font-weight="normal" officeooo:rsid="00135666" officeooo:paragraph-rsid="00135666" style:font-weight-asian="normal" style:font-weight-complex="normal"/>
    </style:style>
    <style:style style:name="P5" style:family="paragraph" style:parent-style-name="Standard">
      <style:text-properties fo:font-weight="normal" officeooo:rsid="002a226c" officeooo:paragraph-rsid="002a226c" style:font-weight-asian="normal" style:font-weight-complex="normal"/>
    </style:style>
    <style:style style:name="T1" style:family="text">
      <style:text-properties officeooo:rsid="0009434c"/>
    </style:style>
    <style:style style:name="T2" style:family="text">
      <style:text-properties officeooo:rsid="000c52c5"/>
    </style:style>
    <style:style style:name="T3" style:family="text">
      <style:text-properties officeooo:rsid="00172245"/>
    </style:style>
    <style:style style:name="T4" style:family="text">
      <style:text-properties officeooo:rsid="001a022b"/>
    </style:style>
    <style:style style:name="T5" style:family="text">
      <style:text-properties fo:font-style="normal" officeooo:rsid="00212fad" style:font-style-asian="normal" style:font-style-complex="normal"/>
    </style:style>
    <style:style style:name="T6" style:family="text">
      <style:text-properties fo:font-style="normal" officeooo:rsid="0022db9b" style:font-style-asian="normal" style:font-style-complex="normal"/>
    </style:style>
    <style:style style:name="T7" style:family="text">
      <style:text-properties fo:font-style="normal" officeooo:rsid="0023358e" style:font-style-asian="normal" style:font-style-complex="normal"/>
    </style:style>
    <style:style style:name="T8" style:family="text">
      <style:text-properties fo:font-style="normal" officeooo:rsid="00172245" style:font-style-asian="normal" style:font-style-complex="normal"/>
    </style:style>
    <style:style style:name="T9" style:family="text">
      <style:text-properties officeooo:rsid="002c3efe"/>
    </style:style>
    <style:style style:name="T10" style:family="text">
      <style:text-properties officeooo:rsid="002f6961"/>
    </style:style>
    <style:style style:name="T11" style:family="text">
      <style:text-properties officeooo:rsid="0031af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ificial intelligence is ..</text:p>
      <text:p text:style-name="P2"/>
      <text:p text:style-name="P3">Recent advances in the field of artificial intelligence, especially the now-ubiquitous artificial neural network, has sparked a mainstream debate about the risks of <text:span text:style-name="T2">intelligent</text:span> systems – <text:span text:style-name="T1">and rightfully so.</text:span> <text:span text:style-name="T1">With increasingly complex artificial intelligence rise crucial questions on its employment for the good of the world; ensuring ethical use of very potent, yet unpredictable intelligent networks. When the widely recognized scientist Stephen Hawking warned about computers emulating and eventually succeeding human intelligence, he highlighted the importance of being aware of the consequences well in advance.</text:span></text:p>
      <text:p text:style-name="P3"/>
      <text:p text:style-name="P4"><text:span text:style-name="T3">Common controversial topics the actions of a self-driving car in case of an accident, autonomous weapons, so-called </text:span><text:span text:style-name="T7">deepfake </text:span><text:span text:style-name="T8">synthetically</text:span><text:span text:style-name="T3"> generated</text:span><text:span text:style-name="T6"> humans</text:span><text:span text:style-name="T5">, </text:span><text:span text:style-name="T3">and the possibility of a self-conscious singularity. </text:span>However, amid discussions on the legalities of artificial intelligence, I would like to <text:span text:style-name="T11">instead </text:span>take a breather to turn the focus towards <text:span text:style-name="T10">the more </text:span>inherently good applications.</text:p>
      <text:p text:style-name="P3"/>
      <text:p text:style-name="P5"><text:span text:style-name="T9">H</text:span>ealthcare <text:span text:style-name="T9">is a </text:span>good representative of how <text:span text:style-name="T9">artificial intelligence is reinvigorating through by being able to predict, comprehend and learn what humans cann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5T11:37:01.117072949</meta:creation-date>
    <dc:date>2019-10-05T14:08:06.612598269</dc:date>
    <meta:editing-duration>PT57M41S</meta:editing-duration>
    <meta:editing-cycles>29</meta:editing-cycles>
    <meta:generator>LibreOffice/6.0.7.3$Linux_X86_64 LibreOffice_project/00m0$Build-3</meta:generator>
    <meta:document-statistic meta:table-count="0" meta:image-count="0" meta:object-count="0" meta:page-count="1" meta:paragraph-count="4" meta:word-count="166" meta:character-count="1188" meta:non-whitespace-character-count="1025"/>
  </office:meta>
</office:document-meta>
</file>